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D876C24E.gif"/>
  <manifest:file-entry manifest:media-type="image/gif" manifest:full-path="Pictures/100002000000000E00000007944606C7.gif"/>
  <manifest:file-entry manifest:media-type="image/gif" manifest:full-path="Pictures/1000020000000010000000104191C4BD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 style:data-style-name="N0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1.085cm" style:auto-text-indent="false"/>
    </style:style>
    <style:style style:name="P5" style:family="paragraph" style:parent-style-name="Standard" style:list-style-name="WW8Num1"/>
    <style:style style:name="P6" style:family="paragraph" style:parent-style-name="Standard" style:list-style-name="WW8Num1">
      <style:text-properties fo:language="en" fo:country="US"/>
    </style:style>
    <style:style style:name="P7" style:family="paragraph" style:parent-style-name="Standard" style:list-style-name="L3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>
      <style:text-properties fo:language="ru" fo:country="RU"/>
    </style:style>
    <style:style style:name="P11" style:family="paragraph" style:parent-style-name="Standard" style:list-style-name="L10">
      <style:text-properties fo:language="ru" fo:country="RU"/>
    </style:style>
    <style:style style:name="P12" style:family="paragraph" style:parent-style-name="Standard" style:list-style-name="L11">
      <style:text-properties fo:language="ru" fo:country="RU"/>
    </style:style>
    <style:style style:name="P13" style:family="paragraph" style:parent-style-name="Standard" style:list-style-name="L8"/>
    <style:style style:name="P14" style:family="paragraph" style:parent-style-name="Level_20_3" style:list-style-name="L2"/>
    <style:style style:name="P15" style:family="paragraph" style:parent-style-name="Level_20_3" style:list-style-name="L6"/>
    <style:style style:name="P16" style:family="paragraph" style:parent-style-name="Footnote">
      <style:text-properties fo:language="ru" fo:country="RU"/>
    </style:style>
    <style:style style:name="P17" style:family="paragraph" style:parent-style-name="Footnote" style:list-style-name="L14"/>
    <style:style style:name="P18" style:family="paragraph" style:parent-style-name="Poem" style:list-style-name="L6"/>
    <style:style style:name="P19" style:family="paragraph" style:parent-style-name="Poem" style:list-style-name="L12"/>
    <style:style style:name="P20" style:family="paragraph" style:parent-style-name="Cite" style:list-style-name="L13"/>
    <style:style style:name="P21" style:family="paragraph" style:parent-style-name="Level_20_2" style:list-style-name="L8"/>
    <style:style style:name="P22" style:family="paragraph" style:parent-style-name="Level_20_1" style:list-style-name="L6"/>
    <style:style style:name="P23" style:family="paragraph" style:parent-style-name="Frame_20_contents" style:list-style-name="L4"/>
    <style:style style:name="P24" style:family="paragraph" style:parent-style-name="Frame_20_contents" style:list-style-name="L4">
      <style:text-properties fo:font-weight="bold" style:font-weight-asian="bold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able_20_Contents" style:list-style-name="L5">
      <style:paragraph-properties fo:text-align="center" style:justify-single-word="false"/>
    </style:style>
    <style:style style:name="P28" style:family="paragraph" style:parent-style-name="Table_20_Contents" style:list-style-name="L5">
      <style:paragraph-properties fo:text-align="end" style:justify-single-word="false"/>
    </style:style>
    <style:style style:name="P29" style:family="paragraph" style:parent-style-name="Table_20_Contents" style:list-style-name="L9"/>
    <style:style style:name="P30" style:family="paragraph" style:parent-style-name="Cite_20_Author" style:list-style-name="L13">
      <style:text-properties fo:font-style="italic" style:font-style-asian="italic" style:font-style-complex="italic"/>
    </style:style>
    <style:style style:name="P31" style:family="paragraph" style:parent-style-name="Poem_20_Author" style:list-style-name="L6"/>
    <style:style style:name="P32" style:family="paragraph" style:parent-style-name="Poem_20_Author" style:list-style-name="L1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3249962" text:style-name="L1">
        <text:list-item>
          <text:p text:style-name="P25"><text:span text:style-name="T3">Первая</text:span> строка <text:span text:style-name="T1">маркированного</text:span> текста</text:p>
        </text:list-item>
        <text:list-item>
          <text:p text:style-name="P25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3256248" text:style-name="WW8Num1">
        <text:list-item>
          <text:p text:style-name="P6"><text:span text:style-name="T3">1-я </text:span>строка</text:p>
          <text:list>
            <text:list-item>
              <text:p text:style-name="P5">1-я <text:span text:style-name="T1">подстрока<text:tab/></text:span><text:span text:style-name="T7">1-й строки</text:span></text:p>
            </text:list-item>
            <text:list-item>
              <text:p text:style-name="P5">2-я <text:span text:style-name="T1">подстрока<text:tab/></text:span><text:span text:style-name="T7">1-й строки</text:span></text:p>
            </text:list-item>
            <text:list-item>
              <text:p text:style-name="P5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6"><text:span text:style-name="T3">2-я </text:span>строка</text:p>
        </text:list-item>
        <text:list-item>
          <text:p text:style-name="P6"><text:span text:style-name="T3">3-я </text:span>строка</text:p>
          <text:list>
            <text:list-item>
              <text:p text:style-name="P5">1-я <text:span text:style-name="T1">подстрока<text:tab/>3</text:span><text:span text:style-name="T7">-й строки</text:span></text:p>
            </text:list-item>
            <text:list-item>
              <text:p text:style-name="P5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3245855" text:style-name="L2">
        <text:list-item>
          <text:p text:style-name="P26"><text:span text:style-name="T4">Зачеркнутый</text:span><text:span text:style-name="T8"> в 1-й строке</text:span></text:p>
        </text:list-item>
        <text:list-item>
          <text:p text:style-name="P14"><text:span text:style-name="T3">Нумерованный</text:span> Заголовок (Уровень 3)</text:p>
        </text:list-item>
        <text:list-item>
          <text:p text:style-name="P2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3261610" text:style-name="L3">
        <text:list-item>
          <text:p text:style-name="P7">123 456</text:p>
        </text:list-item>
        <text:list-item>
          <text:p text:style-name="P7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<draw:text-box fo:min-height="1.958cm"><text:list xml:id="list33253054" text:style-name="L4"><text:list-item><text:p text:style-name="P24">1-я <text:span text:style-name="T1">строка</text:span></text:p></text:list-item><text:list-item><text:p text:style-name="P23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</draw:frame></text:p></text:list-item><text:list-item><text:p text:style-name="P23">3-я строка</text:p></text:list-item></text:list></draw:text-box>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<text:span text:style-name="T2">Заголовок</text:span> 1:1</text:p>
            </table:table-cell>
            <table:table-cell table:style-name="Таблица1.B1" office:value-type="string">
              <text:p text:style-name="P2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3261333" text:style-name="L5">
              <text:list-item>
                <text:p text:style-name="P8">1 абзац</text:p>
              </text:list-item>
              <text:list-item>
                <text:p text:style-name="P27">2 абзац</text:p>
              </text:list-item>
              <text:list-item>
                <text:p text:style-name="P28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3">2 абзац</text:p>
          </table:table-cell>
        </table:table-row>
      </table:table>
      <text:p text:style-name="Standard"><text:soft-page-break/></text:p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3238217" text:style-name="L6">
        <text:list-item>
          <text:p text:style-name="P9"><text:span text:style-name="T4">Зачеркнутый</text:span><text:span text:style-name="T8"> в 1-й строке</text:span></text:p>
        </text:list-item>
        <text:list-item>
          <text:p text:style-name="P15"><text:span text:style-name="T3">Маркированный</text:span> Заголовок (Уровень 3)</text:p>
        </text:list-item>
        <text:list-item>
          <text:p text:style-name="P9"><text:a xlink:type="simple" xlink:href="http://www.gribuser.ru/"><text:span text:style-name="T5">Гиперссылка маркированная</text:span></text:a></text:p>
          <text:p text:style-name="P9">«Маркированные» и «Нумерованный» Авторы Цитат, Эпиграфов, Поэм</text:p>
          <text:p text:style-name="P18">Поэма</text:p>
        </text:list-item>
        <text:list-item>
          <text:p text:style-name="P31">Маркированный 1 Автор Поэмы</text:p>
        </text:list-item>
        <text:list-item>
          <text:p text:style-name="P31">Маркированный 2 Автор Поэмы</text:p>
          <text:p text:style-name="P22">Часть <text:span text:style-name="T9">2</text:span>. Маркеры-Картинки (Уровень 1)</text:p>
          <text:p text:style-name="P9">Конвертор позволяет экспортировать и маркеры-картинки:</text:p>
        </text:list-item>
      </text:list>
      <text:list xml:id="list33240754" text:style-name="L7">
        <text:list-item>
          <text:p text:style-name="P10">1-я строка с маркером-картинкой</text:p>
        </text:list-item>
        <text:list-item>
          <text:p text:style-name="P10">2-я строка с маркером-картинкой</text:p>
        </text:list-item>
      </text:list>
      <text:list xml:id="list33255200" text:continue-list="list33238217" text:style-name="L8">
        <text:list-header>
          <text:p text:style-name="P21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33248182" text:style-name="L9">
              <text:list-item>
                <text:p text:style-name="P29">1-<text:span text:style-name="T10">я строка</text:span></text:p>
              </text:list-item>
              <text:list-item>
                <text:p text:style-name="P29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33243245" text:style-name="L10">
              <text:list-item>
                <text:p text:style-name="P11">1-я строка с маркером-картинкой</text:p>
              </text:list-item>
              <text:list-item>
                <text:p text:style-name="P11">2-я строка с маркером-картинкой</text:p>
              </text:list-item>
            </text:list>
          </table:table-cell>
        </table:table-row>
      </table:table>
      <text:list xml:id="list33262659" text:continue-list="list33255200" text:style-name="L8">
        <text:list-header>
          <text:p text:style-name="P21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<draw:text-box fo:min-height="2.417cm"><text:list xml:id="list33267362" text:style-name="L11"><text:list-item><text:p text:style-name="P12">1-я строка с маркером-картинкой</text:p></text:list-item><text:list-item><text:p text:style-name="P12">2-я строка с маркером-картинкой</text:p></text:list-item></text:list></draw:text-box>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13">И так далее...</text:p>
        </text:list-header>
      </text:list>
      <text:p text:style-name="Level_20_1">Часть <text:span text:style-name="T9">III. <text:s/></text:span><text:span text:style-name="T10">Нумерция и Маркеры в тексте Сносок</text:span></text:p>
      <text:p text:style-name="P4"><text:span text:style-name="T10">Конвертер умеет экспортировать и нумерацию и маркеры в тексте сносок — как в простом тексте, так и в сложных структурах (см эте сноску)</text:span><text:span text:style-name="T10"><text:note text:id="ftn1" text:note-class="footnote"><text:note-citation>1</text:note-citation><text:note-body><text:list xml:id="list33254517" text:style-name="L12"><text:list-item><text:p text:style-name="P19">Стих: Просто слова, <text:span text:style-name="T11">а эти — уже полужирные,</text:span><text:span text:style-name="T10"> </text:span><text:span text:style-name="T12">а эти - курсивом</text:span></text:p></text:list-item><text:list-item><text:p text:style-name="P32">Автор <text:span text:style-name="T1">Стиха</text:span></text:p></text:list-item></text:list><text:p text:style-name="Footnote">==</text:p><text:list xml:id="list33261927" text:style-name="L13"><text:list-item><text:p text:style-name="P20">Нумерованная Цитата</text:p></text:list-item><text:list-item><text:p text:style-name="P30">Нумерованный Автор Цитаты</text:p></text:list-item></text:list><text:p text:style-name="P16"><text:span text:style-name="T3">Просто</text:span> Текст</text:p><text:list xml:id="list33275340" text:style-name="L14"><text:list-item><text:p text:style-name="P17"><text:span text:style-name="T10">А это — маркерованный картинкой текст</text:span></text:p></text:list-item></text:list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7-11-28T09:36:06</meta:creation-date>
    <dc:date>2010-04-09T13:14:29.93</dc:date>
    <meta:editing-cycles>365</meta:editing-cycles>
    <meta:editing-duration>PT47H39M09S</meta:editing-duration>
    <dc:creator>Вадим Кузнецов</dc:creator>
    <meta:document-statistic meta:table-count="2" meta:image-count="1" meta:object-count="0" meta:page-count="2" meta:paragraph-count="66" meta:word-count="333" meta:character-count="2103"/>
    <meta:user-defined meta:name="Info 1"/>
    <meta:user-defined meta:name="Info 2"/>
    <meta:user-defined meta:name="Info 3"/>
    <meta:user-defined meta:name="Info 4"/>
    <meta:template xlink:type="simple" xlink:actuate="onRequest" xlink:title="" xlink:href="/C:/Documents%20and%20Settings/VadimK/Application%20Data/OpenOffice.org/3/user/template/fb21_styles.ott"/>
  </office:meta>
</office:document-meta>
</file>